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8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9.6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4807in" fo:break-before="auto" style:use-optimal-row-height="true"/>
    </style:style>
    <style:style style:name="ro5" style:family="table-row">
      <style:table-row-properties style:row-height="0.6362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3" office:value-type="string" calcext:value-type="string">
            <text:p>Commenter</text:p>
          </table:table-cell>
          <table:table-cell table:style-name="ce5" office:value-type="string" calcext:value-type="string">
            <text:p>added?</text:p>
          </table:table-cell>
          <table:table-cell table:style-name="ce3" office:value-type="string" calcext:value-type="string">
            <text:p>Type</text:p>
          </table:table-cell>
          <table:table-cell office:value-type="string" calcext:value-type="string">
            <text:p>Concern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Value of time</text:p>
            <text:p>- introduced as a way to differentiate consumers (rich vs poor)</text:p>
            <text:p>- estimated as a ratio of utility paramters</text:p>
            <text:p>- Jump right into showing it in the model and discussing the estimate, but could use more discussion of the intuition of the value of time.</text:p>
            <text:p>- why is it different than the after-tax wage? What does it mean about people’s observed behavior?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scussion</text:p>
          </table:table-cell>
          <table:table-cell office:value-type="string" calcext:value-type="string">
            <text:p>Welfare</text:p>
            <text:p>- start with a graphical representation of the welfare effects of a partial equilibrium analysis, but immediately say that this is not what they are going to do.</text:p>
            <text:p>- Briefly state that the welfare impact of the driving restriction is ambiguous, but it would benefit from more explanation </text:p>
          </table:table-cell>
        </table:table-row>
        <table:table-row table:style-name="ro4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scussion</text:p>
          </table:table-cell>
          <table:table-cell office:value-type="string" calcext:value-type="string">
            <text:p>Relative transportation costs</text:p>
            <text:p>- authors mention that personal vehicles have lower variable costs relative to subway</text:p>
            <text:p>- however, cost of using public transit in china is quite low</text:p>
          </table:table-cell>
        </table:table-row>
        <table:table-row table:style-name="ro5"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Discussion</text:p>
          </table:table-cell>
          <table:table-cell office:value-type="string" calcext:value-type="string">
            <text:p>Comparisons</text:p>
            <text:p>- they briefly compare income elasticities of housing demand and marginal driving to values found from US data</text:p>
            <text:p>- Only compare smaller or larger, they do not actually discuss why there might be differences</text:p>
            <text:p>- (sampling variation vs heterogeneous elasticities)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Fixed costs of transportation mode</text:p>
            <text:p>- investing in a car or bike incur fixed costs that change the consumer’s choice set permanently</text:p>
            <text:p>Low-income or credit-constrained consumers may not have the ability to invest in these</text:p>
            <text:p>Would like more discussion about how these different fixed costs play into their model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Identification</text:p>
            <text:p>- main threat: correlations between comfort/quality and costs of a mode</text:p>
            <text:p>- they discuss that public transit costs are federally regulated and gas prices are exogenous</text:p>
            <text:p>- but could “mode comfort” and time cost be correlated? If so, how would this violation bias the results?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xternal Validity</text:p>
          </table:table-cell>
          <table:table-cell office:value-type="string" calcext:value-type="string">
            <text:p>Subway expansion counterfactual is binary 2008/2014 expansion – does not easily translate to marginal (per mile) results for other contexts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xternal validity</text:p>
          </table:table-cell>
          <table:table-cell office:value-type="string" calcext:value-type="string">
            <text:p>Data</text:p>
            <text:p>- Survey and housing data from 2014 and before</text:p>
            <text:p>- China has changed a lot in recent years – incredible increases in housing prices</text:p>
            <text:p>- Would updated data reflecting recent changes result in different conclusions?</text:p>
          </table:table-cell>
        </table:table-row>
        <table:table-row table:style-name="ro6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xternal validity</text:p>
          </table:table-cell>
          <table:table-cell office:value-type="string" calcext:value-type="string">
            <text:p>Rich vs “poor”</text:p>
            <text:p>- looking at distributional effects</text:p>
          </table:table-cell>
        </table:table-row>
        <table:table-row table:style-name="ro7">
          <table:table-cell office:value-type="string" calcext:value-type="string">
            <text:p>X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Intercity migration</text:p>
            <text:p>- assume no intercity migration, and cite Brueckner (1987) as a reason that their key predictions would not be changed if relaxing this assumption</text:p>
            <text:p>- Brueckner (1987) however assumes costless migration in his analysis, but the focus of this study is how costs impact residential sorting. Could intercity migration change the key predictions after all?</text:p>
            <text:p>- Also, many young people in China work in the big city, but live in a cheaper nearby city</text:p>
          </table:table-cell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Agglomeration effects</text:p>
            <text:p>- transportation policies could have large impacts on where firms choose to locate</text:p>
            <text:p>- location of firms is explicitly not modeled</text:p>
            <text:p>- agglomeration effects from firms locating along transportation corridors could meaningfully change sorting and transportation decisions by consumers</text:p>
            <text:p>- is there a way to endogenize firm location? </text:p>
          </table:table-cell>
        </table:table-row>
        <table:table-row table:style-name="ro7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tatic discrete choice</text:p>
            <text:p>- use static random coefficients discrete choice model for household and transportation mode decisions</text:p>
            <text:p>- but buying a home is a large investment with many future wealth implications</text:p>
            <text:p>- could they use dynamic discrete choice to analyze the timing of housing decisions in reaction to transportation options?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weather</text:p>
            <text:p>- Beijing has a rainy season $\implies$ times when people might choose not to walk or bike</text:p>
            <text:p>- weather data is widely available</text:p>
            <text:p>- could they account for weather in the model? Or at least discuss why weather does not affect the choice set?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constant elasticity is not (point 10)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7:19:52.872179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5:19:29.824588596</meta:creation-date>
    <dc:date>2022-04-05T10:08:25.696103761</dc:date>
    <meta:editing-duration>PT17H26M24S</meta:editing-duration>
    <meta:editing-cycles>3</meta:editing-cycles>
    <meta:generator>LibreOffice/6.4.7.2$Linux_X86_64 LibreOffice_project/40$Build-2</meta:generator>
    <meta:document-statistic meta:table-count="1" meta:cell-count="56" meta:object-count="0"/>
  </office:meta>
</office:document-meta>
</file>